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0783in" fo:margin-bottom="0.0827in" loext:contextual-spacing="false"/>
    </style:style>
    <style:style style:name="P31" style:family="paragraph" style:parent-style-name="Text_20_body">
      <style:paragraph-properties fo:margin-top="0in" fo:margin-bottom="0.3937in"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7.2402in" style:type="right" style:leader-style="dotted" style:leader-text="."/>
        </style:tab-stops>
      </style:paragraph-properties>
    </style:style>
    <style:style style:name="P37" style:family="paragraph" style:parent-style-name="Contents_20_2">
      <style:paragraph-properties>
        <style:tab-stops>
          <style:tab-stop style:position="7.0437in" style:type="right" style:leader-style="dotted" style:leader-text="."/>
        </style:tab-stops>
      </style:paragraph-properties>
    </style:style>
    <style:style style:name="P38" style:family="paragraph" style:parent-style-name="Contents_20_3">
      <style:paragraph-properties>
        <style:tab-stops>
          <style:tab-stop style:position="6.8472in"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4"/>
    <style:style style:name="P78" style:family="paragraph" style:parent-style-name="Text_20_body" style:list-style-name="L35"/>
    <style:style style:name="P79" style:family="paragraph" style:parent-style-name="Text_20_body" style:list-style-name="L22">
      <style:paragraph-properties fo:margin-left="0.4925in" fo:margin-right="0in" fo:text-indent="0in" style:auto-text-indent="false"/>
    </style:style>
    <style:style style:name="P80" style:family="paragraph" style:parent-style-name="Text_20_body" style:list-style-name="L27">
      <style:paragraph-properties fo:margin-left="0.4925in" fo:margin-right="0in" fo:text-indent="0in" style:auto-text-indent="false"/>
    </style:style>
    <style:style style:name="P81" style:family="paragraph" style:parent-style-name="Text_20_body" style:list-style-name="L33">
      <style:paragraph-properties fo:margin-left="0.8681in" fo:margin-right="0in" fo:text-indent="0in" style:auto-text-indent="fals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0.4925in" fo:margin-right="0in" fo:text-indent="0in" style:auto-text-indent="fals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07/05/2018 20:08:14&#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1"/>
      <text:p text:style-name="P32">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279091567"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918991848" text:style-name="L2">
        <text:list-item>
          <text:p text:style-name="P47">Version 2.1.2 :</text:p>
        </text:list-item>
      </text:list>
      <text:list xml:id="list1244008816" text:style-name="L3">
        <text:list-item>
          <text:list>
            <text:list-item>
              <text:p text:style-name="P48">Localized help : resolved non-functional hyperlink due to API incompatibility introduced by Apache OpenOffice 4.1 (and LibreOffice 4.0).</text:p>
            </text:list-item>
          </text:list>
        </text:list-item>
      </text:list>
      <text:list xml:id="list200816954305009" text:continue-list="list1918991848" text:style-name="L2">
        <text:list-item>
          <text:p text:style-name="P47">Version 2.1.1 :</text:p>
        </text:list-item>
      </text:list>
      <text:list xml:id="list694000126" text:style-name="L4">
        <text:list-item>
          <text:list>
            <text:list-item>
              <text:p text:style-name="P49">Documentation chapter 3.7.10 <text:span text:style-name="InstructionMacro">setMergePoint</text:span>, the list of commands for Arg2 was incorrect.</text:p>
            </text:list-item>
            <text:list-item>
              <text:p text:style-name="P49">Example in module Template7 had an incorrect argument Arg3 in <text:span text:style-name="InstructionMacro">setMergePoint</text:span>.</text:p>
            </text:list-item>
            <text:list-item>
              <text:p text:style-name="P49">When creating an hyperlink in a help page, the keyword (internal, external, etc) is now recognized in any character case.</text:p>
            </text:list-item>
            <text:list-item>
              <text:p text:style-name="P49">Creation of localized help, hyperlink to an existing OpenOffice help page : the address of a help page displayed by the macro was incorrect when the page was found by a help search.</text:p>
            </text:list-item>
          </text:list>
        </text:list-item>
      </text:list>
      <text:list xml:id="list200815911798205" text:continue-list="list200816954305009" text:style-name="L2">
        <text:list-item>
          <text:p text:style-name="P47">Version 2.1.0 :</text:p>
        </text:list-item>
      </text:list>
      <text:list xml:id="list3639446328" text:style-name="L5">
        <text:list-item>
          <text:list>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item>
      </text:list>
      <text:list xml:id="list200817288016429" text:continue-list="list200815911798205" text:style-name="L2">
        <text:list-item>
          <text:p text:style-name="P47">Version 2.0.0 :</text:p>
        </text:list-item>
      </text:list>
      <text:list xml:id="list4203844909" text:style-name="L6">
        <text:list-item>
          <text:list>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item>
      </text:list>
      <text:list xml:id="list200815286203264" text:continue-list="list200817288016429" text:style-name="L2">
        <text:list-item>
          <text:p text:style-name="P47">Version 1.5.3 :</text:p>
        </text:list-item>
      </text:list>
      <text:list xml:id="list1410999031" text:style-name="L7">
        <text:list-item>
          <text:list>
            <text:list-item>
              <text:p text:style-name="P52">Help pages containing an hyperlink to an OpenOffice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343525524" text:style-name="L8">
        <text:list-item>
          <text:p text:style-name="P53">Basic library Standard, Module1 : your instruction inside the Sub myExtension</text:p>
        </text:list-item>
        <text:list-item>
          <text:p text:style-name="P53">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3">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3157in" svg:height="0.1776in" svg:x="0.9055in" svg:y="0.0783in" draw:control="control1"/><draw:control text:anchor-type="paragraph" draw:z-index="9" draw:style-name="gr1" draw:text-style-name="P85" svg:width="3.5433in" svg:height="0.1776in" svg:x="1.4173in" svg:y="0.0783in"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3157in" svg:height="0.1776in" svg:x="0.9071in" svg:y="0.0783in" draw:control="control3"/><draw:control text:anchor-type="paragraph" draw:z-index="11" draw:style-name="gr1" draw:text-style-name="P85"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6" svg:width="3.2921in" svg:height="0.2713in" svg:x="1.4256in" svg:y="0.0992in" draw:control="control5"/></text:p><text:p text:style-name="Frame_20_contents"/><text:p text:style-name="P34">Compilation results</text:p><text:p text:style-name="P34"><draw:control text:anchor-type="paragraph" draw:z-index="23" draw:style-name="gr1" draw:text-style-name="P87" svg:width="5.5122in" svg:height="1.5752in" svg:x="0.1575in" svg:y="0.1425in"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3157in" svg:height="0.1776in" svg:x="0.9173in" svg:y="0.0783in" draw:control="control6"/><draw:control text:anchor-type="paragraph" draw:z-index="15" draw:style-name="gr1" draw:text-style-name="P85"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3157in" svg:height="0.1776in" svg:x="0.9173in" svg:y="0.0783in" draw:control="control8"/><draw:control text:anchor-type="paragraph" draw:z-index="17" draw:style-name="gr1" draw:text-style-name="P85"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6" svg:width="3.2921in" svg:height="0.2713in" svg:x="1.4465in" svg:y="0.1445in" draw:control="control10"/></text:p><text:p text:style-name="Frame_20_contents"/><text:p text:style-name="P34">Compilation results</text:p><text:p text:style-name="Frame_20_contents"><draw:control text:anchor-type="paragraph" draw:z-index="24" draw:style-name="gr1" draw:text-style-name="P87"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3157in" svg:height="0.1776in" svg:x="0.9173in" svg:y="0.0783in" draw:control="control11"/><draw:control text:anchor-type="paragraph" draw:z-index="21" draw:style-name="gr1" draw:text-style-name="P85"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6" svg:width="3.2921in" svg:height="0.2713in" svg:x="1.4465in" svg:y="0.1374in" draw:control="control13"/></text:p><text:p text:style-name="Frame_20_contents"/><text:p text:style-name="Frame_20_contents"/><text:p text:style-name="P34">Compilation results</text:p><text:p text:style-name="Frame_20_contents"><draw:control text:anchor-type="paragraph" draw:z-index="25" draw:style-name="gr1" draw:text-style-name="P87" svg:width="5.5122in" svg:height="1.5752in" svg:x="0.1575in" svg:y="0.1807in"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996106615" text:style-name="L9">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708109166" text:style-name="L10">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2605181825" text:style-name="L11">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312858684" text:style-name="L12">
        <text:list-item text:start-value="1">
          <text:p text:style-name="P57"><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87917830" text:style-name="L13">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550069390" text:style-name="L14">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933949271" text:style-name="L15">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237479389" text:style-name="L16">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239117533" text:style-name="L17">
        <text:list-item>
          <text:p text:style-name="P62">Arg1 : <text:span text:style-name="InstructionMacro">String</text:span> : mandatory, type of control used for the button</text:p>
        </text:list-item>
      </text:list>
      <text:list xml:id="list1440376086" text:style-name="L18">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537516166" text:style-name="L19">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256123572" text:style-name="L20">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24599840" text:style-name="L21">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799193175" text:style-name="L22">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51903100" text:style-name="L23">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4"><text:soft-page-break/>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076813817" text:style-name="L24">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500486451"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422948362" text:style-name="L26">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2839339595" text:style-name="L27">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2986678935" text:style-name="L28">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816506632" text:style-name="L29">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093482748" text:style-name="L30">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554673564" text:style-name="L31">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000885073" text:style-name="L32">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138501352"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100870307" text:style-name="L34">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5"><text:soft-page-break/>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216547038" text:style-name="L35">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83630542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27540616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40053466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0081654077045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90579159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787982051"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97045546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00817675663271" text:continue-list="list183630542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00817255149574" text:continue-list="list20081654077045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940000000</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200816503812246" text:continue-list="list20081767566327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6</text:page-number>/<text:page-count>89</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89" meta:paragraph-count="2855" meta:word-count="39317" meta:character-count="259578" meta:non-whitespace-character-count="218996"/>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python/")
  useLibrary("media-type=application/vnd.sun.star.uno-components", "registration.components")
  useLibrary("media-type=application/vnd.sun.star.configuration-data", "WriterWindowState.xcu")
  useLibrary("media-type=application/vnd.sun.star.configuration-data", "WindowContentFactories.xcu")
  useLibrary("media-type=application/vnd.sun.star.configuration-data", "Views.xcu")
endAnnexes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